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au2" style:family="table">
      <style:table-properties style:width="6.7576in" fo:margin-left="0.0104in" fo:margin-right="0in" table:align="margins" style:writing-mode="lr-tb"/>
    </style:style>
    <style:style style:name="Tableau2.A" style:family="table-column">
      <style:table-column-properties style:column-width="0.9965in" style:rel-column-width="9664*"/>
    </style:style>
    <style:style style:name="Tableau2.B" style:family="table-column">
      <style:table-column-properties style:column-width="5.7611in" style:rel-column-width="55871*"/>
    </style:style>
    <style:style style:name="Tableau2.1" style:family="table-row">
      <style:table-row-properties fo:keep-together="auto"/>
    </style:style>
    <style:style style:name="Tableau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3"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paragraph-rsid="00441e5c"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font-name="Arial" fo:font-size="12pt" fo:font-weight="normal" officeooo:rsid="0047c7a8" officeooo:paragraph-rsid="0047c7a8" style:font-name-asian="ArialMT" style:font-size-asian="12pt" style:font-weight-asian="normal" style:font-name-complex="ArialMT" style:font-size-complex="12pt" style:font-weight-complex="normal"/>
    </style:style>
    <style:style style:name="P6" style:family="paragraph" style:parent-style-name="Standard">
      <style:paragraph-properties fo:text-align="start" style:justify-single-word="false" style:text-autospace="none"/>
      <style:text-properties style:font-name="Arial" fo:font-size="12pt" fo:font-weight="normal" officeooo:rsid="004b1d78" officeooo:paragraph-rsid="004b1d78" style:font-name-asian="ArialMT" style:font-size-asian="12pt" style:font-weight-asian="normal" style:font-name-complex="ArialMT" style:font-size-complex="12pt" style:font-weight-complex="normal"/>
    </style:style>
    <style:style style:name="P7" style:family="paragraph" style:parent-style-name="Standard">
      <style:paragraph-properties fo:text-align="start" style:justify-single-word="false" style:text-autospace="none"/>
      <style:text-properties style:font-name="Arial" fo:font-size="12pt" fo:font-weight="normal" officeooo:rsid="004cd223" officeooo:paragraph-rsid="004cd223" style:font-name-asian="ArialMT" style:font-size-asian="12pt" style:font-weight-asian="normal" style:font-name-complex="ArialMT" style:font-size-complex="12pt" style:font-weight-complex="normal"/>
    </style:style>
    <style:style style:name="P8" style:family="paragraph" style:parent-style-name="Standard">
      <style:paragraph-properties fo:text-align="start" style:justify-single-word="false" style:text-autospace="none"/>
      <style:text-properties style:font-name="Arial" fo:font-size="12pt" fo:font-weight="normal" officeooo:rsid="005732b4" officeooo:paragraph-rsid="005732b4" style:font-name-asian="ArialMT" style:font-size-asian="12pt" style:font-weight-asian="normal" style:font-name-complex="ArialMT" style:font-size-complex="12pt" style:font-weight-complex="normal"/>
    </style:style>
    <style:style style:name="P9"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10" style:family="paragraph" style:parent-style-name="Standard">
      <style:paragraph-properties fo:text-align="start" style:justify-single-word="false" style:text-autospace="none"/>
      <style:text-properties style:font-name="Arial" fo:font-size="12pt" fo:font-weight="bold" officeooo:rsid="004b1d78" officeooo:paragraph-rsid="004b1d78" style:font-name-asian="ArialMT" style:font-size-asian="12pt" style:font-weight-asian="bold" style:font-name-complex="ArialMT" style:font-size-complex="12pt" style:font-weight-complex="bold"/>
    </style:style>
    <style:style style:name="P11" style:family="paragraph" style:parent-style-name="Standard">
      <style:paragraph-properties fo:text-align="start" style:justify-single-word="false" style:text-autospace="none"/>
      <style:text-properties style:font-name="Arial" fo:font-size="12pt" fo:font-weight="bold" officeooo:rsid="004cd223" officeooo:paragraph-rsid="004cd223" style:font-name-asian="ArialMT" style:font-size-asian="12pt" style:font-weight-asian="bold" style:font-name-complex="ArialMT" style:font-size-complex="12pt" style:font-weight-complex="bold"/>
    </style:style>
    <style:style style:name="P12" style:family="paragraph" style:parent-style-name="Standard">
      <style:paragraph-properties fo:text-align="start" style:justify-single-word="false" style:text-autospace="none"/>
      <style:text-properties style:font-name="Arial" fo:font-size="12pt" fo:font-weight="bold" officeooo:rsid="005732b4" officeooo:paragraph-rsid="005732b4" style:font-name-asian="ArialMT" style:font-size-asian="12pt" style:font-weight-asian="bold" style:font-name-complex="ArialMT" style:font-size-complex="12pt" style:font-weight-complex="bold"/>
    </style:style>
    <style:style style:name="P13"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14" style:family="paragraph" style:parent-style-name="Standard">
      <style:paragraph-properties fo:text-align="start" style:justify-single-word="false" style:text-autospace="none"/>
      <style:text-properties style:font-name="Arial" fo:font-size="12pt" officeooo:rsid="0047c7a8" officeooo:paragraph-rsid="0047c7a8" style:font-name-asian="ArialMT" style:font-size-asian="12pt" style:font-name-complex="ArialMT" style:font-size-complex="12pt"/>
    </style:style>
    <style:style style:name="P15" style:family="paragraph" style:parent-style-name="Standard">
      <style:paragraph-properties fo:text-align="start" style:justify-single-word="false" style:text-autospace="none"/>
      <style:text-properties style:font-name="Arial" fo:font-size="12pt" officeooo:rsid="004cd223" officeooo:paragraph-rsid="004cd223" style:font-name-asian="ArialMT" style:font-size-asian="12pt" style:font-name-complex="ArialMT" style:font-size-complex="12pt"/>
    </style:style>
    <style:style style:name="P16" style:family="paragraph" style:parent-style-name="Standard">
      <style:paragraph-properties fo:text-align="justify" style:justify-single-wor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7" style:family="paragraph" style:parent-style-name="Standard">
      <style:paragraph-properties fo:text-align="start" style:justify-single-word="false"/>
      <style:text-properties fo:color="#000000" style:font-name="ArialMT" fo:font-size="11pt" fo:font-style="normal" style:font-name-asian="ArialMT" style:font-size-asian="11pt" style:font-style-asian="normal" style:font-name-complex="ArialMT" style:font-size-complex="11pt" style:font-style-complex="normal"/>
    </style:style>
    <style:style style:name="P18" style:family="paragraph" style:parent-style-name="Standard">
      <style:text-properties officeooo:paragraph-rsid="00136830"/>
    </style:style>
    <style:style style:name="P19" style:family="paragraph" style:parent-style-name="Standard">
      <style:text-properties fo:font-style="italic" officeooo:rsid="0017926a" style:font-style-asian="italic" style:font-style-complex="italic"/>
    </style:style>
    <style:style style:name="P20" style:family="paragraph" style:parent-style-name="Standard">
      <style:paragraph-properties fo:break-before="page"/>
      <style:text-properties officeooo:paragraph-rsid="00136830"/>
    </style:style>
    <style:style style:name="P21" style:family="paragraph" style:parent-style-name="Heading_20_2">
      <style:paragraph-properties fo:break-before="page"/>
    </style:style>
    <style:style style:name="P22" style:family="paragraph" style:parent-style-name="CellBody">
      <style:paragraph-properties style:snap-to-layout-grid="false"/>
      <style:text-properties fo:color="#000000" fo:font-style="normal" style:font-style-asian="normal" style:font-style-complex="normal"/>
    </style:style>
    <style:style style:name="P23"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24" style:family="paragraph" style:parent-style-name="CellBody">
      <style:paragraph-properties style:snap-to-layout-grid="false"/>
      <style:text-properties fo:color="#000000" fo:font-style="normal" officeooo:rsid="003a2e35" officeooo:paragraph-rsid="003a2e35" style:font-style-asian="normal" style:font-style-complex="normal"/>
    </style:style>
    <style:style style:name="P25" style:family="paragraph" style:parent-style-name="CellBody">
      <style:paragraph-properties style:snap-to-layout-grid="false"/>
      <style:text-properties fo:color="#000000" fo:font-style="normal" officeooo:rsid="003f18bb" officeooo:paragraph-rsid="003f18bb" style:font-style-asian="normal" style:font-style-complex="normal"/>
    </style:style>
    <style:style style:name="P26" style:family="paragraph" style:parent-style-name="CellBody">
      <style:paragraph-properties style:snap-to-layout-grid="false"/>
      <style:text-properties fo:color="#000000" fo:font-style="normal" officeooo:rsid="00419e29" officeooo:paragraph-rsid="00419e29" style:font-style-asian="normal" style:font-style-complex="normal"/>
    </style:style>
    <style:style style:name="P27" style:family="paragraph" style:parent-style-name="CellBody">
      <style:paragraph-properties style:snap-to-layout-gri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28" style:family="paragraph" style:parent-style-name="CellBody">
      <style:paragraph-properties style:snap-to-layout-grid="false"/>
      <style:text-properties officeooo:rsid="002c17a3" officeooo:paragraph-rsid="002c17a3"/>
    </style:style>
    <style:style style:name="P29" style:family="paragraph" style:parent-style-name="CellBody">
      <style:paragraph-properties style:snap-to-layout-grid="false"/>
      <style:text-properties officeooo:rsid="003a2e35" officeooo:paragraph-rsid="003a2e35"/>
    </style:style>
    <style:style style:name="P30" style:family="paragraph" style:parent-style-name="CellBody">
      <style:paragraph-properties style:snap-to-layout-grid="false"/>
    </style:style>
    <style:style style:name="P31" style:family="paragraph" style:parent-style-name="CellBody">
      <style:paragraph-properties style:snap-to-layout-grid="false"/>
      <style:text-properties style:font-name="Arial" fo:font-size="10pt" fo:language="en" fo:country="US" officeooo:rsid="0017926a" officeooo:paragraph-rsid="0017926a" style:font-name-asian="Arial" style:font-size-asian="10pt" style:font-size-complex="10pt"/>
    </style:style>
    <style:style style:name="P32" style:family="paragraph" style:parent-style-name="CellBody">
      <style:paragraph-properties style:snap-to-layout-grid="false"/>
      <style:text-properties style:font-name="Arial" fo:font-size="10pt" officeooo:rsid="0017926a" officeooo:paragraph-rsid="0017926a" style:font-name-asian="Arial" style:font-size-asian="10pt" style:font-size-complex="10pt"/>
    </style:style>
    <style:style style:name="P33" style:family="paragraph" style:parent-style-name="CellBody">
      <style:paragraph-properties style:snap-to-layout-grid="false"/>
      <style:text-properties fo:font-variant="normal" fo:text-transform="none" fo:color="#000000" style:font-name="Arial" fo:font-size="10pt" fo:letter-spacing="normal" fo:font-style="normal" fo:font-weight="normal" officeooo:rsid="0017926a" officeooo:paragraph-rsid="0017926a" style:font-name-asian="Arial" style:font-size-asian="10pt" style:font-size-complex="10pt"/>
    </style:style>
    <style:style style:name="P34" style:family="paragraph" style:parent-style-name="CellBody">
      <style:paragraph-properties style:snap-to-layout-grid="false"/>
      <style:text-properties officeooo:rsid="00189331" officeooo:paragraph-rsid="00189331"/>
    </style:style>
    <style:style style:name="P35" style:family="paragraph" style:parent-style-name="CellBody">
      <style:paragraph-properties style:snap-to-layout-grid="false"/>
      <style:text-properties officeooo:rsid="003f18bb" officeooo:paragraph-rsid="003f18bb"/>
    </style:style>
    <style:style style:name="P36" style:family="paragraph" style:parent-style-name="Body">
      <style:text-properties fo:color="#000000" fo:font-style="normal" style:language-asian="ja" style:country-asian="JP" style:font-style-asian="normal" style:font-style-complex="normal"/>
    </style:style>
    <style:style style:name="P37" style:family="paragraph" style:parent-style-name="Body">
      <style:text-properties fo:color="#000000" fo:font-style="normal" officeooo:rsid="0042b265" officeooo:paragraph-rsid="0042b265" style:font-style-asian="normal" style:font-style-complex="normal"/>
    </style:style>
    <style:style style:name="P38" style:family="paragraph" style:parent-style-name="Body">
      <style:text-properties fo:color="#000000" fo:font-style="normal" officeooo:rsid="0043c996" officeooo:paragraph-rsid="0043c996" style:font-style-asian="normal" style:font-style-complex="normal"/>
    </style:style>
    <style:style style:name="P39" style:family="paragraph" style:parent-style-name="Body">
      <style:text-properties fo:color="#000000" fo:font-style="normal" officeooo:rsid="00441e5c" officeooo:paragraph-rsid="00441e5c" style:font-style-asian="normal" style:font-style-complex="normal"/>
    </style:style>
    <style:style style:name="P40" style:family="paragraph" style:parent-style-name="Body">
      <style:text-properties fo:language="en" fo:country="GB"/>
    </style:style>
    <style:style style:name="P41" style:family="paragraph" style:parent-style-name="Body">
      <style:text-properties fo:font-style="italic" officeooo:rsid="0017926a" style:font-style-asian="italic" style:font-style-complex="italic"/>
    </style:style>
    <style:style style:name="P42" style:family="paragraph" style:parent-style-name="Body">
      <style:text-properties style:font-name="Arial" fo:font-size="12pt" officeooo:rsid="00507713" officeooo:paragraph-rsid="00507713" style:font-size-asian="12pt" style:font-size-complex="12pt"/>
    </style:style>
    <style:style style:name="P43" style:family="paragraph" style:parent-style-name="Body">
      <style:text-properties style:font-name="Helvetica-Bold" fo:font-size="12pt" fo:font-weight="normal" officeooo:rsid="004e2345" officeooo:paragraph-rsid="004e2345" style:font-name-asian="Helvetica-Bold" style:font-size-asian="12pt" style:font-weight-asian="normal" style:font-name-complex="Helvetica-Bold" style:font-size-complex="12pt" style:font-weight-complex="normal"/>
    </style:style>
    <style:style style:name="P44" style:family="paragraph" style:parent-style-name="Body">
      <style:text-properties officeooo:rsid="00499a97" officeooo:paragraph-rsid="00499a97"/>
    </style:style>
    <style:style style:name="P45" style:family="paragraph" style:parent-style-name="Body">
      <style:text-properties officeooo:paragraph-rsid="00499a97"/>
    </style:style>
    <style:style style:name="P46" style:family="paragraph" style:parent-style-name="Body">
      <style:text-properties officeooo:rsid="004dde7e" officeooo:paragraph-rsid="004dde7e"/>
    </style:style>
    <style:style style:name="P47" style:family="paragraph" style:parent-style-name="Body">
      <style:text-properties officeooo:rsid="004f0453" officeooo:paragraph-rsid="004f0453"/>
    </style:style>
    <style:style style:name="P48" style:family="paragraph" style:parent-style-name="Body">
      <style:text-properties officeooo:rsid="00517853" officeooo:paragraph-rsid="00517853"/>
    </style:style>
    <style:style style:name="P49" style:family="paragraph" style:parent-style-name="Body">
      <style:text-properties officeooo:rsid="00535298" officeooo:paragraph-rsid="00535298"/>
    </style:style>
    <style:style style:name="P50" style:family="paragraph" style:parent-style-name="Body">
      <style:text-properties officeooo:rsid="00553861" officeooo:paragraph-rsid="00553861"/>
    </style:style>
    <style:style style:name="P51" style:family="paragraph" style:parent-style-name="Body">
      <style:text-properties style:use-window-font-color="true" style:font-name="Helvetica1" fo:font-size="10pt" fo:language="en" fo:country="US" style:font-name-asian="Times New Roman1" style:font-size-asian="10pt" style:font-name-complex="Times New Roman1" style:font-size-complex="10pt" style:language-complex="ar" style:country-complex="SA"/>
    </style:style>
    <style:style style:name="P52" style:family="paragraph" style:parent-style-name="Heading_20_2">
      <style:text-properties style:font-name-asian="ArialMT" style:font-name-complex="ArialMT"/>
    </style:style>
    <style:style style:name="P53" style:family="paragraph" style:parent-style-name="Heading_20_2">
      <style:text-properties officeooo:rsid="001e1c08" officeooo:paragraph-rsid="001e5b24"/>
    </style:style>
    <style:style style:name="P54" style:family="paragraph" style:parent-style-name="Heading_20_2">
      <style:text-properties officeooo:paragraph-rsid="00486c52"/>
    </style:style>
    <style:style style:name="P55" style:family="paragraph" style:parent-style-name="Heading_20_2">
      <style:text-properties officeooo:rsid="001e5b24" officeooo:paragraph-rsid="00486c52"/>
    </style:style>
    <style:style style:name="P56" style:family="paragraph" style:parent-style-name="CellBody">
      <style:paragraph-properties fo:keep-with-next="always" style:snap-to-layout-grid="false"/>
    </style:style>
    <style:style style:name="P57" style:family="paragraph" style:parent-style-name="CellBody">
      <style:paragraph-properties fo:keep-with-next="always" style:snap-to-layout-grid="false"/>
      <style:text-properties officeooo:rsid="00189331" officeooo:paragraph-rsid="00189331"/>
    </style:style>
    <style:style style:name="P58" style:family="paragraph" style:parent-style-name="CellHeading">
      <style:paragraph-properties fo:text-align="center" style:justify-single-word="false" fo:keep-with-next="always" style:snap-to-layout-grid="false"/>
      <style:text-properties fo:language="fr" fo:country="FR"/>
    </style:style>
    <style:style style:name="P59"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60" style:family="paragraph" style:parent-style-name="Abstract">
      <style:text-properties fo:font-size="16pt" fo:font-weight="bold" style:font-size-asian="16pt" style:font-weight-asian="bold"/>
    </style:style>
    <style:style style:name="P61" style:family="paragraph" style:parent-style-name="Heading_20_2">
      <style:paragraph-properties fo:margin-left="0in" fo:margin-right="0in" fo:text-indent="0in" style:auto-text-indent="false"/>
      <style:text-properties fo:language="fr" fo:country="FR"/>
    </style:style>
    <style:style style:name="P62" style:family="paragraph" style:parent-style-name="Contents_20_2">
      <style:paragraph-properties>
        <style:tab-stops>
          <style:tab-stop style:position="5.7in" style:leader-style="dotted" style:leader-text="."/>
          <style:tab-stop style:position="5.9681in" style:type="right" style:leader-style="dotted" style:leader-text="."/>
        </style:tab-stops>
      </style:paragraph-properties>
    </style:style>
    <style:style style:name="P63" style:family="paragraph" style:parent-style-name="Contents_20_1">
      <style:paragraph-properties>
        <style:tab-stops>
          <style:tab-stop style:position="6in" style:leader-style="dotted" style:leader-text="."/>
          <style:tab-stop style:position="6.2681in" style:type="right" style:leader-style="dotted" style:leader-text="."/>
        </style:tab-stops>
      </style:paragraph-properties>
    </style:style>
    <style:style style:name="P64" style:family="paragraph" style:parent-style-name="Body">
      <style:paragraph-properties style:text-autospace="none" style:writing-mode="page"/>
      <style:text-properties fo:font-size="12pt" fo:language="en" fo:country="US" officeooo:rsid="0047c7a8" officeooo:paragraph-rsid="0047c7a8" style:font-name-asian="Times New Roman" style:font-size-asian="12pt" style:font-name-complex="Times New Roman" style:font-size-complex="12pt" style:language-complex="zxx" style:country-complex="none"/>
    </style:style>
    <style:style style:name="P65"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6" style:family="paragraph" style:parent-style-name="Heading_20_1">
      <style:paragraph-properties fo:margin-left="0in" fo:margin-right="0in" fo:text-indent="0in" style:auto-text-indent="false" fo:break-before="page"/>
      <style:text-properties fo:language="fr" fo:country="FR"/>
    </style:style>
    <style:style style:name="P67" style:family="paragraph" style:parent-style-name="Heading_20_1">
      <style:paragraph-properties fo:break-before="page"/>
    </style:style>
    <style:style style:name="P68" style:family="paragraph" style:parent-style-name="Body">
      <style:text-properties style:font-name="Arial" fo:font-size="12pt" style:font-name-asian="ArialMT" style:font-size-asian="12pt" style:font-name-complex="ArialMT" style:font-size-complex="12pt"/>
    </style:style>
    <style:style style:name="P69" style:family="paragraph" style:parent-style-name="Body" style:list-style-name="L1">
      <style:text-properties fo:color="#000000" fo:font-style="normal" officeooo:rsid="00499a97" officeooo:paragraph-rsid="00499a97" style:language-asian="ja" style:country-asian="JP" style:font-style-asian="normal" style:font-style-complex="normal"/>
    </style:style>
    <style:style style:name="P70" style:family="paragraph" style:parent-style-name="Body">
      <style:text-properties fo:color="#000000" fo:font-style="normal" officeooo:rsid="00499a97" officeooo:paragraph-rsid="00499a97" style:language-asian="ja" style:country-asian="JP" style:font-style-asian="normal" style:font-style-complex="normal"/>
    </style:style>
    <style:style style:name="P71" style:family="paragraph" style:parent-style-name="Document_20_Title" style:master-page-name="First_20_Page">
      <style:paragraph-properties style:page-number="auto"/>
      <style:text-properties fo:font-size="10pt" fo:font-style="italic" style:font-size-asian="10pt" style:font-style-asian="italic"/>
    </style:style>
    <style:style style:name="P72" style:family="paragraph" style:parent-style-name="Definition_20_Term" style:list-style-name="WW8Num3">
      <style:text-properties officeooo:paragraph-rsid="002a1e2f"/>
    </style:style>
    <style:style style:name="T1" style:family="text">
      <style:text-properties officeooo:rsid="004447e3"/>
    </style:style>
    <style:style style:name="T2" style:family="text">
      <style:text-properties officeooo:rsid="0026008b"/>
    </style:style>
    <style:style style:name="T3" style:family="text">
      <style:text-properties officeooo:rsid="0012f3f9"/>
    </style:style>
    <style:style style:name="T4" style:family="text">
      <style:text-properties fo:color="#000000" fo:font-style="normal" style:font-style-asian="normal" style:font-style-complex="normal"/>
    </style:style>
    <style:style style:name="T5" style:family="text">
      <style:text-properties fo:color="#000000" fo:font-style="normal" officeooo:rsid="004017a0" style:font-style-asian="normal" style:font-style-complex="normal"/>
    </style:style>
    <style:style style:name="T6" style:family="text">
      <style:text-properties fo:color="#000000" fo:font-style="normal" officeooo:rsid="00441e5c" style:font-style-asian="normal" style:font-style-complex="normal"/>
    </style:style>
    <style:style style:name="T7" style:family="text">
      <style:text-properties fo:color="#000000" fo:font-style="normal" officeooo:rsid="004447e3" style:font-style-asian="normal" style:font-style-complex="normal"/>
    </style:style>
    <style:style style:name="T8" style:family="text">
      <style:text-properties fo:color="#000000" fo:font-style="normal" officeooo:rsid="004607a4" style:font-style-asian="normal" style:font-style-complex="normal"/>
    </style:style>
    <style:style style:name="T9" style:family="text">
      <style:text-properties fo:color="#000000" fo:font-style="normal" officeooo:rsid="0047c7a8" style:font-style-asian="normal" style:font-style-complex="normal"/>
    </style:style>
    <style:style style:name="T10" style:family="text">
      <style:text-properties fo:color="#000000" fo:font-style="normal" style:language-asian="ja" style:country-asian="JP" style:font-style-asian="normal" style:font-style-complex="normal"/>
    </style:style>
    <style:style style:name="T11" style:family="text">
      <style:text-properties fo:color="#000000" fo:font-style="normal" officeooo:rsid="001fdb6f" style:language-asian="ja" style:country-asian="JP" style:font-style-asian="normal" style:font-style-complex="normal"/>
    </style:style>
    <style:style style:name="T12" style:family="text">
      <style:text-properties fo:color="#000000" fo:font-style="normal" officeooo:rsid="00136830" style:language-asian="ja" style:country-asian="JP" style:font-style-asian="normal" style:font-style-complex="normal"/>
    </style:style>
    <style:style style:name="T13" style:family="text">
      <style:text-properties fo:color="#000000" fo:font-style="normal" officeooo:rsid="004017a0" style:language-asian="ja" style:country-asian="JP" style:font-style-asian="normal" style:font-style-complex="normal"/>
    </style:style>
    <style:style style:name="T14" style:family="text">
      <style:text-properties fo:color="#000000" fo:font-style="normal" officeooo:rsid="00499a97" style:language-asian="ja" style:country-asian="JP" style:font-style-asian="normal" style:font-style-complex="normal"/>
    </style:style>
    <style:style style:name="T15" style:family="text">
      <style:text-properties fo:color="#000000" fo:font-style="normal" officeooo:rsid="004b1d78" style:language-asian="ja" style:country-asian="JP" style:font-style-asian="normal" style:font-style-complex="normal"/>
    </style:style>
    <style:style style:name="T16" style:family="text">
      <style:text-properties fo:color="#000000"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17" style:family="text">
      <style:text-properties fo:color="#000000" fo:language="en" fo:country="US" fo:font-weight="normal" officeooo:rsid="00517853" style:font-name-asian="Times New Roman" style:language-asian="ja" style:country-asian="JP" style:font-weight-asian="normal" style:font-name-complex="Times New Roman" style:language-complex="zxx" style:country-complex="none" style:font-weight-complex="normal"/>
    </style:style>
    <style:style style:name="T18" style:family="text">
      <style:text-properties fo:font-style="italic" style:font-style-asian="italic" style:font-style-complex="italic"/>
    </style:style>
    <style:style style:name="T19" style:family="text">
      <style:text-properties fo:font-style="italic" officeooo:rsid="0017926a" style:font-style-asian="italic" style:font-style-complex="italic"/>
    </style:style>
    <style:style style:name="T20" style:family="text">
      <style:text-properties fo:font-style="italic" officeooo:rsid="002621ea" style:font-style-asian="italic" style:font-style-complex="italic"/>
    </style:style>
    <style:style style:name="T21" style:family="text">
      <style:text-properties fo:font-style="italic" officeooo:rsid="002a1e2f" style:font-style-asian="italic" style:font-style-complex="italic"/>
    </style:style>
    <style:style style:name="T22" style:family="text">
      <style:text-properties officeooo:rsid="0017926a"/>
    </style:style>
    <style:style style:name="T23" style:family="text">
      <style:text-properties fo:font-size="14pt" fo:font-weight="normal" style:font-size-asian="14pt" style:font-weight-asian="normal"/>
    </style:style>
    <style:style style:name="T24" style:family="text">
      <style:text-properties style:font-name="Courier New"/>
    </style:style>
    <style:style style:name="T25" style:family="text">
      <style:text-properties officeooo:rsid="002889e7"/>
    </style:style>
    <style:style style:name="T26" style:family="text">
      <style:text-properties officeooo:rsid="00159383"/>
    </style:style>
    <style:style style:name="T27" style:family="text">
      <style:text-properties officeooo:rsid="001a20e0"/>
    </style:style>
    <style:style style:name="T28" style:family="text">
      <style:text-properties officeooo:rsid="001db957"/>
    </style:style>
    <style:style style:name="T29" style:family="text">
      <style:text-properties officeooo:rsid="001e5b24"/>
    </style:style>
    <style:style style:name="T30" style:family="text">
      <style:text-properties officeooo:rsid="00441e5c"/>
    </style:style>
    <style:style style:name="T31" style:family="text">
      <style:text-properties officeooo:rsid="00486c52"/>
    </style:style>
    <style:style style:name="T32" style:family="text">
      <style:text-properties officeooo:rsid="00499a97"/>
    </style:style>
    <style:style style:name="T33" style:family="text">
      <style:text-properties officeooo:rsid="004e2345"/>
    </style:style>
    <style:style style:name="T34" style:family="text">
      <style:text-properties officeooo:rsid="004f0453"/>
    </style:style>
    <style:style style:name="T35" style:family="text">
      <style:text-properties officeooo:rsid="005352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1" text:anchor-type="paragraph" svg:width="7in" svg:height="3.1075in" draw:z-index="0"><draw:image xlink:href="Pictures/1000020100000427000001D861406D9F1B8C46FE.png" xlink:type="simple" xlink:show="embed" xlink:actuate="onLoad" loext:mime-type="image/png"/></draw:frame></text:p>
      <text:p text:style-name="Document_20_Title"><text:user-defined style:data-style-name="N0" text:name="RFP Title">RFP 198—Managing External Code</text:user-defined></text:p>
      <text:p text:style-name="Document_20_Title"><text:span text:style-name="T23">Draft<text:line-break/><text:line-break/></text:span><text:span text:style-name="T23"><text:page-count style:num-format="1">10</text:page-count></text:span><text:span text:style-name="T23"> Pages</text:span></text:p>
      <text:p text:style-name="P59"/>
      <text:p text:style-name="P60">Abstract</text:p>
      <text:p text:style-name="P17"/>
      <text:p text:style-name="P2"><text:span text:style-name="T4">The purpose of this RFP is to enable the </text:span><text:span text:style-name="T5">management of external code or processes by an OSGi framework. <text:s/>The goal is to bring the security verification, versioning and version management, and life cycle management of OSGi bundles to code that runs outside the Java Virtual Machine. <text:s/>Target code examples include FPGA bitstream code, GPGPU code, unmanage language code running in a separate process, Android apps, and firmware for external devices</text:span><text:span text:style-name="T12">. <text:s/></text:span><text:span text:style-name="T13">The standard should not just be how they are managed, downloaded, verified, started, and stop, but also how bundles can communicate with such software.</text:span></text:p>
      <text:h text:style-name="P66" text:outline-level="1"><text:bookmark-start text:name="__RefNumPara__374_548041257"/>Document Information<text:bookmark-end text:name="__RefNumPara__374_548041257"/></text:h>
      <text:h text:style-name="P6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3">0 <text:s/>Document Information<text:tab/>2</text:p>
          <text:p text:style-name="P62"><text:s/>Table of Contents<text:tab/>2</text:p>
          <text:p text:style-name="P62"><text:s/>Terminology and Document Conventions<text:tab/>3</text:p>
          <text:p text:style-name="P62"><text:s/>Revision History<text:tab/>3</text:p>
          <text:p text:style-name="P63">1 <text:s/>Introduction<text:tab/>4</text:p>
          <text:p text:style-name="P63">2 <text:s/>Application Domain<text:tab/>5</text:p>
          <text:p text:style-name="P62"><text:s/>2.1 What is an external bundle?<text:tab/>5</text:p>
          <text:p text:style-name="P62"><text:s/>2.2 What are important external bundle types?<text:tab/>5</text:p>
          <text:p text:style-name="P62"><text:s/>2.3 What communication mechanisms could be used?<text:tab/>5</text:p>
          <text:p text:style-name="P62"><text:s/>2.4 Terminology and abbreviations<text:tab/>5</text:p>
          <text:p text:style-name="P63">3 <text:s/>Problem Description<text:tab/>6</text:p>
          <text:p text:style-name="P62"><text:s/>3.1 Base Mechanism<text:tab/>6</text:p>
          <text:p text:style-name="P62"><text:s/>3.2 Enforcement-Aware Applications<text:tab/>6</text:p>
          <text:p text:style-name="P63">4 <text:s/>Use Cases<text:tab/>7</text:p>
          <text:p text:style-name="P62"><text:s/>4.1 Passive Example<text:tab/>7</text:p>
          <text:p text:style-name="P62"><text:s/>4.2 Active Example<text:tab/>7</text:p>
          <text:p text:style-name="P62"><text:s/>4.3 Unresponsive Bundle Example<text:tab/>7</text:p>
          <text:p text:style-name="P63">5 <text:s/>Requirements<text:tab/>7</text:p>
          <text:p text:style-name="P63">6 <text:s/>Document Support<text:tab/>8</text:p>
          <text:p text:style-name="P62"><text:s/>References<text:tab/>8</text:p>
          <text:p text:style-name="P62"><text:s/>Author’s Address<text:tab/>9</text:p>
          <text:p text:style-name="P62"><text:s/>End of Document<text:tab/>9</text:p>
        </text:index-body>
      </text:table-of-content>
      <text:p text:style-name="Body"/>
      <text:h text:style-name="P21"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ref2119"/>.</text:p>
      <text:p text:style-name="Body"><text:span text:style-name="T24">Source code is shown in this typeface</text:span>.</text:p>
      <text:h text:style-name="Heading_20_2" text:outline-level="2">Revision History</text:h>
      <text:p text:style-name="P4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8">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30">Initial</text:p>
          </table:table-cell>
          <table:table-cell table:style-name="Table1.A1" office:value-type="string">
            <text:p text:style-name="P26"><text:span text:style-name="T1">Jan</text:span>. <text:span text:style-name="T1">2</text:span>4, 20<text:span text:style-name="T1">20</text:span></text:p>
          </table:table-cell>
          <table:table-cell table:style-name="Table1.C1" office:value-type="string">
            <text:p text:style-name="P22">Initial versions from <text:span text:style-name="T3">aicas GmbH</text:span>.</text:p>
          </table:table-cell>
        </table:table-row>
        <table:table-row table:style-name="Table1.2">
          <table:table-cell table:style-name="Table1.A3" office:value-type="string">
            <text:p text:style-name="P28"/>
          </table:table-cell>
          <table:table-cell table:style-name="Table1.A3" office:value-type="string">
            <text:p text:style-name="P23"/>
          </table:table-cell>
          <table:table-cell table:style-name="Table1.C3" office:value-type="string">
            <text:p text:style-name="P23"/>
          </table:table-cell>
        </table:table-row>
        <table:table-row table:style-name="Table1.2">
          <table:table-cell table:style-name="Table1.A3" office:value-type="string">
            <text:p text:style-name="P29"/>
          </table:table-cell>
          <table:table-cell table:style-name="Table1.A3" office:value-type="string">
            <text:p text:style-name="P24"/>
          </table:table-cell>
          <table:table-cell table:style-name="Table1.C3" office:value-type="string">
            <text:p text:style-name="P24"/>
          </table:table-cell>
        </table:table-row>
        <table:table-row table:style-name="Table1.2">
          <table:table-cell table:style-name="Table1.A3" office:value-type="string">
            <text:p text:style-name="P35"/>
          </table:table-cell>
          <table:table-cell table:style-name="Table1.A3" office:value-type="string">
            <text:p text:style-name="P25"/>
          </table:table-cell>
          <table:table-cell table:style-name="Table1.C3" office:value-type="string">
            <text:p text:style-name="P25"/>
          </table:table-cell>
        </table:table-row>
        <table:table-row table:style-name="Table1.2">
          <table:table-cell table:style-name="Table1.A3" office:value-type="string">
            <text:p text:style-name="P30"/>
          </table:table-cell>
          <table:table-cell table:style-name="Table1.A3" office:value-type="string">
            <text:p text:style-name="P22"/>
          </table:table-cell>
          <table:table-cell table:style-name="Table1.C3" office:value-type="string">
            <text:p text:style-name="P27"/>
          </table:table-cell>
        </table:table-row>
      </table:table>
      <text:p text:style-name="P18"/>
      <text:p text:style-name="P20"/>
      <text:h text:style-name="Heading_20_1" text:outline-level="1">Introduction</text:h>
      <text:p text:style-name="P37">OSGi has a well-defined life cycle and version management model for software running in an OSGi container. <text:s/>This works well for general purpose software, but cannot be used for programming external resources such as GPGPU processors and FPGA. <text:s/>It can also not be used for code written in unmanaged languages such as C and C++ without compromising the integrity of the framework. <text:s/>Since a pointer can be generated to any memory location in such a language, the isolation offered by OSGi and the Java Virtual Machine can be circumvented intentionally or unintentionally through program error. <text:s/>Still, to be able to manage such code via an OSGi framework could provide the version and life-cycle management to code outside the framework.</text:p>
      <text:p text:style-name="P38">External code could be provided to an OSGi framework using the same signed JAR mechanism that standard OSGi bundles use. <text:s/>One must only extend the metadata for the bundle to differentiate external bundle from standard ones and provide enough information that the system can manage such a bundle. <text:s/>Thus version and permission information could be handled consistently.</text:p>
      <text:p text:style-name="P38">Of course, an external bundle will require additional OSGi services to communicate with standard bundles, manage the life cycle of each bundle (load, resolve, start, stop), and manage resources. <text:s/>External bundles will be more dependent on the OS environment, but a Java runtime with RTSJ extensions provides several <text:span text:style-name="T30">interfaces</text:span> that could address these issues. <text:s/><text:span text:style-name="T30">Standard communication mechanisms can be provided via shared memory, memory ports, and sockets. <text:s/>Each type of resource, and possibly each implementation, will need one or more adapters for the OSGi framework to manage it.</text:span></text:p>
      <text:p text:style-name="P39">A successful standard would extend the applicability of OSGi to a wider community of software developers and applications. <text:s/>Programs developed outside of the Java ecosystem could benefit from the advances in life cycle, security, and version management that OSGi has developed over the past two decades. <text:s/>It could also resolve some of the dissonance between OSGi and techniques such as DOCKER containers. </text:p>
      <text:p text:style-name="P68"/>
      <text:p text:style-name="P16"/>
      <text:h text:style-name="Heading_20_1" text:outline-level="1"><text:bookmark-start text:name="__RefNumPara__1574_240524085"/><text:soft-page-break/>Application Domain<text:bookmark-end text:name="__RefNumPara__1574_240524085"/></text:h>
      <text:p text:style-name="P4"><text:span text:style-name="T6">OSGi is used in a wide variety of applications from enterprise systems down to embedded systems. <text:s/>Extending OSGi to manage external code is applicable for all the same domains. <text:s/></text:span><text:span text:style-name="T7">Any system that contains a GPGPU or an FPGA should </text:span><text:span text:style-name="T8">reap the advantages of this extension. <text:s/></text:span><text:span text:style-name="T9">Code written in unmanaged languages should also be usable in any of these domains without compromising the integrity of the OSGi framework.</text:span></text:p>
      <text:p text:style-name="P3"/>
      <text:h text:style-name="Heading_20_2" text:outline-level="2">2.1 What <text:span text:style-name="T30">is an external bundle</text:span>?</text:h>
      <text:p text:style-name="P3"/>
      <text:p text:style-name="P5">An external bundle is any code that is pack in a JAR file as a bundle but runs outside of the Java virtual machine, either in the same address space or in another process, but is still managed by an OSGi framework.</text:p>
      <text:h text:style-name="Heading_20_2" text:outline-level="2">2.2 <text:span text:style-name="T1">What are important external bundle types?</text:span></text:h>
      <text:p text:style-name="P64"><text:span text:style-name="T26">T</text:span>he most important types of external bundles are those that extend the OSGi programming model beyond the CPU. <text:s/>These include programs for GPGPU, FPGA, and DSP hardware. <text:s/>Other types are code that runs in an external process, container, or virtual machine.</text:p>
      <text:h text:style-name="Heading_20_2" text:outline-level="2">2.<text:span text:style-name="T25">3</text:span> What <text:span text:style-name="T1">communication mechanisms could be used</text:span>?</text:h>
      <text:p text:style-name="P13"/>
      <text:p text:style-name="P14">The communication mechanisms available depend on where the external bundle runs and whether or not common memory is available. <text:s/>A GPGPU, FPGA, or DSP might use <text:span text:style-name="T31">shared memory to communicate via RTSJ raw memory, NIO buffers, or DMA. <text:s/>On the other hand, a process in a container might only be reachable via a network connection (socket). <text:s/>On might even need to use a device driver to load code onto an external device.</text:span></text:p>
      <text:h text:style-name="P52" text:outline-level="2">2.4 Terminology and abbreviations</text:h>
      <text:p text:style-name="P9"/>
      <text:p text:style-name="P9">Application</text:p>
      <text:p text:style-name="P3">A set of bundles needed to render a full application to the user.</text:p>
      <text:p text:style-name="P3"/>
      <text:p text:style-name="P10">External Bundle</text:p>
      <text:p text:style-name="P6">An entity that looks like an OSGi bundle, but runs outside the OSGi framework.</text:p>
      <text:p text:style-name="P6"/>
      <text:p text:style-name="P11">NIO Buffer</text:p>
      <text:p text:style-name="P15">A Java class for accessing memory outside the JVM</text:p>
      <text:p text:style-name="P15"/>
      <text:p text:style-name="P11">RawMemory</text:p>
      <text:p text:style-name="P7">An RTSJ interface for communicating with a device.</text:p>
      <text:p text:style-name="P7"/>
      <text:p text:style-name="P12">Managed Code</text:p>
      <text:p text:style-name="P8">Code written in a language, such as Java, that requires exact garbage collection. <text:s/>A managed language environment can give isolation guarantees that an unmanage language, <text:soft-page-break/>such as C or C++, cannot give. <text:s/>For example, there is no way a bundle can read or write an object to which it does not have reference. <text:s/>In an unmanaged language, this can be do intentionally by creating a pointer or unintentionally by freeing and reallocating an object that is still reachable or running of the end of an array.</text:p>
      <text:p text:style-name="P8"/>
      <text:p text:style-name="P12">JNI</text:p>
      <text:p text:style-name="P8">The so called Java Native Interface that enables one to call code outside the JVM. <text:s/>This is often used to call code written in an unmanaged language, but could also be used to call into another langauge VM running in the same address space.</text:p>
      <text:h text:style-name="Heading_20_1" text:outline-level="1">Problem Description</text:h>
      <text:p text:style-name="P46">For an OSGi framework to be able to manage external code, the OSGi framework must know a bit about each type of code that it can manage. <text:s/>It must be able to at least <text:span text:style-name="T33">install the code, </text:span>start <text:span text:style-name="T33">the code,</text:span> and stop <text:span text:style-name="T33">the code</text:span>. <text:s/><text:span text:style-name="T33">Additionally, it should also know whether or not each of its dependencies has already been resolved and started. <text:s/>Ideally, it would be able to communicate with the code and provide a means to call back into the Framework for registering itself and obtaining other services in accordance with its security profile. <text:s/>This may mean that each external code bundle must also have an internal stub to managing that communication.</text:span></text:p>
      <text:h text:style-name="Heading_20_2" text:outline-level="2">3.1 <text:span text:style-name="T27">Base Mechanism</text:span></text:h>
      <text:p text:style-name="P43">Each type of external bundle must have a service for installing, resolving, starting, and stopping an external bundle of that type. <text:s/>This mechanism will probably need<text:span text:style-name="T34">s</text:span> to be system dependent, as different operating systems and external bundle types may <text:span text:style-name="T34">provide different ways of managing programs. <text:s/>There also needs to be some sort of internal handle for bundle management and resolution.</text:span></text:p>
      <text:h text:style-name="Heading_20_2" text:outline-level="2">3.2 <text:span text:style-name="T31">OSGi-Aware</text:span> <text:span text:style-name="T28">A</text:span>pplications</text:h>
      <text:p text:style-name="P47">OSGi-aware external bundles may also need a library to access OSGi services, such as the service registry and to communicate with other bundles.</text:p>
      <text:h text:style-name="Heading_20_1" text:outline-level="1"><text:soft-page-break/>Use Cases</text:h>
      <text:p text:style-name="P42"><text:span text:style-name="T16">The types of external bundles that could be supplied by OSGi is probably unlimited. <text:s/></text:span><text:span text:style-name="T17">The more fine grained the types are, the more support can be provided, but at the cost of a more complex interface. <text:s/></text:span><text:span text:style-name="T16">There are a small number of obvious candidates </text:span><text:span text:style-name="T17">with which one could begin.</text:span></text:p>
      <text:h text:style-name="Heading_20_2" text:outline-level="2">4.1 <text:span text:style-name="T31">FPGA</text:span></text:h>
      <text:p text:style-name="P48">Managing the bitstream of an FPGA is an important use case. <text:s/>The code for an FPGA is radically different than normal program code. <text:s/>It would be quite difficult to timeshare an FPGA as one does with a conventional CPU. <text:s/>The code is not a program in the normal sense, rather a description of how the hardware in an FPGA should be connected. <text:s/>An FPGA can be dynamically loaded and reloaded, but it is then a dedicated resource. <text:s/>An FPGA would not consume OSGi resources, but might have a stub bundle that could. <text:s/>It would require a dedicated, bitstream dependent, stub for communication. <text:s/>Data is usually transferred over memory addresses that act as “pins” or DMA. <text:s/>RTSJ facilities can be used to map these into the JVM for use by other bundles. <text:s/><text:span text:style-name="T35">So called native code should not be used to avoid dynamic unlinking problems with the OSGi framework when the FPGA program changes.</text:span></text:p>
      <text:h text:style-name="P53" text:outline-level="2">4.<text:span text:style-name="T29">2</text:span> <text:span text:style-name="T31">GPGPU or DSP</text:span></text:h>
      <text:p text:style-name="P49">GPGPU and DSP programming is similar to FPGA programming except that the interface to the GPGPU or DSP can remain the same even when the bundle running on the hardware changes. <text:s/>Both RTSJ and NIO mechanisms could be used for communication. <text:s/>NIO is particularly good for shared memory communication. </text:p>
      <text:h text:style-name="P54" text:outline-level="2">4.<text:span text:style-name="T29">3</text:span> <text:span text:style-name="T31">External Process</text:span></text:h>
      <text:p text:style-name="P50">The simplest example of this would be the management of an external OSGi framework. <text:s/>The second framework already knows how to talk to other OSGi frameworks. <text:s/>Only a service for starting and stopping it would be necessary.</text:p>
      <text:p text:style-name="P50">However, the external process need not be another OSGi framework. <text:s/>It could be a single service. <text:s/>Here, a library for talking to an OSGi framework may be necessary, along with something for communication. <text:s/>Naturally, any standard communication protocol could be used.</text:p>
      <text:p text:style-name="P50">This would be a better way to manage unmanaged code, e.g. C and C++ code, then using JNI, since running the code in an external process protects the integrity of the OSGi framework.</text:p>
      <text:h text:style-name="P55" text:outline-level="2">4.<text:span text:style-name="T31">4</text:span> <text:span text:style-name="T31">Container or VM</text:span></text:h>
      <text:p text:style-name="P50">A container of VM is just a more isolated version of an external process. <text:s/>Communication <text:soft-page-break/>with the container of VM is more limited, since some mechanisms, such as shared memory could not be used. <text:s/>How such as systems is started and stopped may also <text:s/>be different.</text:p>
      <text:h text:style-name="P55" text:outline-level="2">4.<text:span text:style-name="T31">5</text:span> <text:span text:style-name="T31">External Device</text:span></text:h>
      <text:p text:style-name="P49">Embedded systems often have more than one processor, not all of which are powerful enough to run a full OSGi system, or even a Java program. <text:s/>A good example is an automobile, which may have a few strong processors and many small ones that need to be managed as well. <text:s/>The strong processors include the infotainment system, the telematics gateway, and domain controllers. <text:s/>These are generally 32bit or 64bit systems with large memories. <text:s/>Other processor are for dedicated functions, such as the airbag controller, or the brake controller. <text:s/>These are often much smaller and run a single application.</text:p>
      <text:p text:style-name="P49">The assumption is that this external bundle type is for managing such small processors. <text:s/>Here the dedicated program is completely replaced at each update. <text:s/>That means that program load is generally a complete reflashing of the device. <text:s/>Communication is most likely over a field bus, such as CAN. <text:s/>Resolution is against programs running on other small processors.</text:p>
      <text:p text:style-name="P49">Here the OSGi framework need to be able to flash these external devices in addition to resolving dependencies, starting them, and stopping them.</text:p>
      <text:h text:style-name="P67" text:outline-level="1">Requirements</text:h>
      <text:p text:style-name="P36"><text:span text:style-name="T10">R1: The solution MUST </text:span><text:span text:style-name="T32">be able to identify an external bundle and its type.</text:span></text:p>
      <text:p text:style-name="P45"><text:span text:style-name="T10">R</text:span><text:span text:style-name="T11">2</text:span><text:span text:style-name="T10">: The solution MUST </text:span><text:span text:style-name="T14">be able to track the version and dependencies of each external bundle.</text:span></text:p>
      <text:p text:style-name="P45"><text:span text:style-name="T14">R3: </text:span><text:span text:style-name="T10">The solution MUST </text:span><text:span text:style-name="T14">be able to control the life cycle of an external bundle including</text:span></text:p>
      <text:list xml:id="list1506520489" text:style-name="L1">
        <text:list-item>
          <text:p text:style-name="P69">loading an external bundle into its correct environment,</text:p>
        </text:list-item>
        <text:list-item>
          <text:p text:style-name="P69">resolving its dependencies,</text:p>
        </text:list-item>
        <text:list-item>
          <text:p text:style-name="P69">starting it, and</text:p>
        </text:list-item>
        <text:list-item>
          <text:p text:style-name="P69">stopping it.</text:p>
        </text:list-item>
      </text:list>
      <text:p text:style-name="P70">R5: The solution MUST be able to subject the external bundle to resource constraints.</text:p>
      <text:p text:style-name="P70">R6: The solution MUST be able to manage the access of the external bundle to OSGi services and other external bundles.</text:p>
      <text:p text:style-name="P44"><text:span text:style-name="T10">R7: The solution MUST be able to reuse all resources used by the external bundle </text:span><text:span text:style-name="T15">once the external bundle</text:span><text:span text:style-name="T10"> is stopped.</text:span></text:p>
      <text:p text:style-name="P44"><text:span text:style-name="T10">R8: </text:span><text:span text:style-name="T15">The solution SHOULD be as platform independent as possible.</text:span></text:p>
      <text:h text:style-name="P67" text:outline-level="1">Document Support</text:h>
      <text:h text:style-name="Heading_20_2" text:outline-level="2">References</text:h>
      <text:list xml:id="list2086064375" text:style-name="WW8Num3">
        <text:list-item>
          <text:p text:style-name="Definition_20_Term"><text:bookmark-start text:name="ref2119"/>Bradner, S., Key words for use in RFCs to Indicate Requirement Levels, RFC2119, March 1997.<text:bookmark-end text:name="ref2119"/></text:p>
        </text:list-item>
        <text:list-item>
          <text:p text:style-name="Definition_20_Term">Software Requirements &amp; Specifications. Michael Jackson. ISBN 0-201-87712-0</text:p>
        </text:list-item>
        <text:list-item>
          <text:p text:style-name="Definition_20_Term"><text:bookmark-start text:name="__RefNumPara__29234332"/><text:span text:style-name="T18">The Java Virtual Machine Specification</text:span>, Second Edition by Tim Lindholm and Frank Yellin. Addison-Wesley, 1999, ISBN 0-201-43294-3.<text:bookmark-end text:name="__RefNumPara__29234332"/></text:p>
        </text:list-item>
        <text:list-item>
          <text:p text:style-name="P72"><text:span text:style-name="T19">T</text:span><text:span text:style-name="T18">he Java Language Specification, Third Edition, May 2005, ISBN 0-321-24678-</text:span></text:p>
        </text:list-item>
        <text:list-item>
          <text:p text:style-name="P72"><text:bookmark-start text:name="__RefNumPara__8980_1825247634"/><text:span text:style-name="T21">T</text:span><text:span text:style-name="T18">he </text:span><text:span text:style-name="T19">Realtime Specification for Java 2.0.</text:span><text:span text:style-name="T18">, </text:span><text:span text:style-name="T20">JSR 282, http://www.aicas.com/cms/rtsj</text:span><text:bookmark-end text:name="__RefNumPara__8980_1825247634"/></text:p>
        </text:list-item>
      </text:list>
      <text:p text:style-name="P19"/>
      <text:h text:style-name="Heading_20_2" text:outline-level="2">Author’s Address</text:h>
      <text:p text:style-name="P41"/>
      <table:table table:name="Tableau2" table:style-name="Tableau2">
        <table:table-column table:style-name="Tableau2.A"/>
        <table:table-column table:style-name="Tableau2.B"/>
        <table:table-row table:style-name="Tableau2.1">
          <table:table-cell table:style-name="Tableau2.A1" office:value-type="string">
            <text:p text:style-name="P56">Name</text:p>
          </table:table-cell>
          <table:table-cell table:style-name="Tableau2.B1" office:value-type="string">
            <text:p text:style-name="P31">James J. Hunt</text:p>
          </table:table-cell>
        </table:table-row>
        <table:table-row table:style-name="Tableau2.1">
          <table:table-cell table:style-name="Tableau2.A1" office:value-type="string">
            <text:p text:style-name="P56">Company</text:p>
          </table:table-cell>
          <table:table-cell table:style-name="Tableau2.B1" office:value-type="string">
            <text:p text:style-name="P31">aicas GmbH</text:p>
          </table:table-cell>
        </table:table-row>
        <table:table-row table:style-name="Tableau2.1">
          <table:table-cell table:style-name="Tableau2.A1" office:value-type="string">
            <text:p text:style-name="P56">Add<text:span text:style-name="T22">ress</text:span></text:p>
          </table:table-cell>
          <table:table-cell table:style-name="Tableau2.B1" office:value-type="string">
            <text:p text:style-name="P33">Emmy-Noethe-Straße 9, 76131 Karlsruhe, Germany</text:p>
          </table:table-cell>
        </table:table-row>
        <table:table-row table:style-name="Tableau2.1">
          <table:table-cell table:style-name="Tableau2.A1" office:value-type="string">
            <text:p text:style-name="P57">Voice</text:p>
          </table:table-cell>
          <table:table-cell table:style-name="Tableau2.B1" office:value-type="string">
            <text:p text:style-name="P32">+49 721 663 968-22</text:p>
          </table:table-cell>
        </table:table-row>
        <table:table-row table:style-name="Tableau2.1">
          <table:table-cell table:style-name="Tableau2.A1" office:value-type="string">
            <text:p text:style-name="P34">E-mail</text:p>
          </table:table-cell>
          <table:table-cell table:style-name="Tableau2.B1" office:value-type="string">
            <text:p text:style-name="P32">jjh@aicas.com</text:p>
          </table:table-cell>
        </table:table-row>
      </table:table>
      <text:p text:style-name="P51"/>
      <text:p text:style-name="P51"/>
      <text:p text:style-name="P51"/>
      <text:p text:style-name="P51"/>
      <text:p text:style-name="P51"/>
      <text:p text:style-name="P51"/>
      <text:p text:style-name="P51"/>
      <text:h text:style-name="Heading_20_2" text:outline-level="2">End of Document<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writing-mode="page"/>
      <style:text-properties fo:color="#000000" style:font-name="Times New Roman" fo:font-family="'Times New Roman', 'Times New Roman'" style:font-family-generic="roman" fo:font-size="12pt" fo:language="en" fo:country="US" style:font-name-asian="Times New Roman" style:font-family-asian="'Times New Roman', 'Times New Roman'" style:font-family-generic-asian="roman" style:font-size-asian="12pt" style:font-name-complex="Times New Roman" style:font-family-complex="'Times New Roman', 'Times New Roman'" style:font-family-generic-complex="roman" style:font-size-complex="12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27in" fo:margin-bottom="0.0827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T1" style:family="text">
      <style:text-properties officeooo:rsid="004447e3"/>
    </style:style>
    <style:style style:name="MT2" style:family="text">
      <style:text-properties officeooo:rsid="0026008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098in" fo:margin-bottom="0.65in" fo:margin-left="0.75in" fo:margin-right="0.75in" fo:background-color="transparent" style:writing-mode="lr-tb" style:layout-grid-color="#c0c0c0" style:layout-grid-lines="39" style:layout-grid-base-height="0.139in" style:layout-grid-ruby-height="0.111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098in" fo:background-color="transparent" style:dynamic-spacing="true" draw:fill="none" draw:fill-color="#99ccff"/>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9"><draw:image xlink:href="Pictures/1000020100000427000001D861406D9F1B8C46FE.png" xlink:type="simple" xlink:show="embed" xlink:actuate="onLoad" loext:mime-type="image/png"/></draw:frame><text:tab/><text:user-defined style:data-style-name="N0" text:name="RFP Title">RFP 198—Managing External Code</text:user-defined><text:tab/>Page <text:page-number text:select-page="current">10</text:page-number><text:s/>of <text:page-count style:num-format="1">10</text:page-count></text:p>
        <text:p text:style-name="Header"/>
        <text:p text:style-name="Header"><text:tab/><text:tab/><text:span text:style-name="MT1">202-01-24</text:span></text:p>
      </style:header>
      <style:footer>
        <text:p text:style-name="Footer">Copyright © <text:span text:style-name="MT2">OSGi Alliance</text:span> <text:s/><text:modification-date style:data-style-name="N107">2020</text:modification-date><text:tab/>All Rights Reserved</text:p>
      </style:footer>
    </style:master-page>
    <style:master-page style:name="First_20_Page" style:display-name="First Page" style:page-layout-name="Mpm2" style:next-style-name="Standard">
      <style:header>
        <text:p text:style-name="MP1"/>
      </style:header>
      <style:footer>
        <text:p text:style-name="Legals">Copyright © <text:span text:style-name="MT2">OSGi Alliance</text:span><text:modification-date style:data-style-name="N107">2020</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meta:creation-date>2011-02-03T17:31:15</meta:creation-date>
    <meta:editing-cycles>193</meta:editing-cycles>
    <meta:editing-duration>P38DT7H32M1S</meta:editing-duration>
    <meta:initial-creator>Masayoshi Shimizu</meta:initial-creator>
    <dc:date>2020-01-24T13:24:33.450547723</dc:date>
    <meta:print-date>2013-03-04T09:17:07.830000000</meta:print-date>
    <dc:title>RFP 198—Managing External Code</dc:title>
    <meta:document-statistic meta:character-count="12919" meta:image-count="2" meta:non-whitespace-character-count="10840" meta:object-count="0" meta:page-count="10" meta:paragraph-count="124" meta:table-count="2" meta:word-count="2130"/>
    <meta:user-defined meta:name="Company">aicas GmbH</meta:user-defined>
    <meta:user-defined meta:name="Info 3"/>
    <meta:user-defined meta:name="Info 4"/>
    <meta:user-defined meta:name="RFP Title">RFP 198—Managing External Code</meta:user-defined>
  </office:meta>
</office:document-meta>
</file>